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34in"/>
    </style:style>
    <style:style style:name="co2" style:family="table-column">
      <style:table-column-properties fo:break-before="auto" style:column-width="0.7563in"/>
    </style:style>
    <style:style style:name="co3" style:family="table-column">
      <style:table-column-properties fo:break-before="auto" style:column-width="0.6272in"/>
    </style:style>
    <style:style style:name="co4" style:family="table-column">
      <style:table-column-properties fo:break-before="auto" style:column-width="1.1543in"/>
    </style:style>
    <style:style style:name="co5" style:family="table-column">
      <style:table-column-properties fo:break-before="auto" style:column-width="0.5299in"/>
    </style:style>
    <style:style style:name="co6" style:family="table-column">
      <style:table-column-properties fo:break-before="auto" style:column-width="1.1756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1.1437in"/>
    </style:style>
    <style:style style:name="co9" style:family="table-column">
      <style:table-column-properties fo:break-before="auto" style:column-width="0.9173in"/>
    </style:style>
    <style:style style:name="co10" style:family="table-column">
      <style:table-column-properties fo:break-before="auto" style:column-width="1.2299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22in"/>
    </style:style>
    <style:style style:name="co13" style:family="table-column">
      <style:table-column-properties fo:break-before="auto" style:column-width="0.7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 office:value-type="string">
            <text:p>Topping</text:p>
          </table:table-cell>
          <table:table-cell table:style-name="Default" office:value-type="string">
            <text:p>Weight (g)</text:p>
          </table:table-cell>
          <table:table-cell table:style-name="Default" office:value-type="string">
            <text:p>Calories</text:p>
          </table:table-cell>
          <table:table-cell table:style-name="Default" office:value-type="string">
            <text:p>Calories from fat</text:p>
          </table:table-cell>
          <table:table-cell office:value-type="string">
            <text:p>Fat (g)</text:p>
          </table:table-cell>
          <table:table-cell office:value-type="string">
            <text:p>Saturated Fat (g)</text:p>
          </table:table-cell>
          <table:table-cell office:value-type="string">
            <text:p>TransFat (g)</text:p>
          </table:table-cell>
          <table:table-cell office:value-type="string">
            <text:p>Cholesterol (mg)</text:p>
          </table:table-cell>
          <table:table-cell office:value-type="string">
            <text:p>Sodium (mg)</text:p>
          </table:table-cell>
          <table:table-cell office:value-type="string">
            <text:p>Carbohydrates (g)</text:p>
          </table:table-cell>
          <table:table-cell table:style-name="Default" office:value-type="string">
            <text:p>Fiber (g)</text:p>
          </table:table-cell>
          <table:table-cell table:style-name="Default" office:value-type="string">
            <text:p>Total Sugars (g)</text:p>
          </table:table-cell>
          <table:table-cell office:value-type="string">
            <text:p>Protein (g)</text:p>
          </table:table-cell>
        </table:table-row>
        <table:table-row table:style-name="ro1">
          <table:table-cell office:value-type="string">
            <text:p>Anchovies*</text:p>
          </table:table-cell>
          <table:table-cell office:value-type="string">
            <text:p>57 </text:p>
          </table:table-cell>
          <table:table-cell office:value-type="string">
            <text:p>110 </text:p>
          </table:table-cell>
          <table:table-cell office:value-type="string">
            <text:p>70 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310">
            <text:p>3310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0 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acon</text:p>
          </table:table-cell>
          <table:table-cell office:value-type="string">
            <text:p>99 </text:p>
          </table:table-cell>
          <table:table-cell office:value-type="string">
            <text:p>470 </text:p>
          </table:table-cell>
          <table:table-cell office:value-type="string">
            <text:p>320 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770">
            <text:p>1770</text:p>
          </table:table-cell>
          <table:table-cell office:value-type="float" office:value="9">
            <text:p>9</text:p>
          </table:table-cell>
          <table:table-cell office:value-type="string">
            <text:p>0 </text:p>
          </table:table-cell>
          <table:table-cell office:value-type="string">
            <text:p>4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Banana Peppers</text:p>
          </table:table-cell>
          <table:table-cell office:value-type="string">
            <text:p>85 </text:p>
          </table:table-cell>
          <table:table-cell office:value-type="string">
            <text:p>25 </text:p>
          </table:table-cell>
          <table:table-cell office:value-type="string">
            <text:p>5 </text:p>
          </table:table-cell>
          <table:table-cell table:number-columns-repeated="4"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5">
            <text:p>5</text:p>
          </table:table-cell>
          <table:table-cell office:value-type="string">
            <text:p>3 </text:p>
          </table:table-cell>
          <table:table-cell office:value-type="string">
            <text:p>5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ef</text:p>
          </table:table-cell>
          <table:table-cell office:value-type="string">
            <text:p>142 </text:p>
          </table:table-cell>
          <table:table-cell office:value-type="string">
            <text:p>430 </text:p>
          </table:table-cell>
          <table:table-cell office:value-type="string">
            <text:p>330 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95">
            <text:p>95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string">
            <text:p>1 </text:p>
          </table:table-cell>
          <table:table-cell office:value-type="string">
            <text:p>0 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merican Cheese</text:p>
          </table:table-cell>
          <table:table-cell office:value-type="string">
            <text:p>99 </text:p>
          </table:table-cell>
          <table:table-cell office:value-type="string">
            <text:p>360 </text:p>
          </table:table-cell>
          <table:table-cell office:value-type="string">
            <text:p>270 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780">
            <text:p>1780</text:p>
          </table:table-cell>
          <table:table-cell office:value-type="float" office:value="3">
            <text:p>3</text:p>
          </table:table-cell>
          <table:table-cell office:value-type="string">
            <text:p>0 </text:p>
          </table:table-cell>
          <table:table-cell office:value-type="string">
            <text:p>2 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Cheddar Cheese</text:p>
          </table:table-cell>
          <table:table-cell office:value-type="string">
            <text:p>71 </text:p>
          </table:table-cell>
          <table:table-cell office:value-type="string">
            <text:p>290 </text:p>
          </table:table-cell>
          <table:table-cell office:value-type="string">
            <text:p>210 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440">
            <text:p>44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Feta Cheese</text:p>
          </table:table-cell>
          <table:table-cell office:value-type="string">
            <text:p>57 </text:p>
          </table:table-cell>
          <table:table-cell office:value-type="string">
            <text:p>120 </text:p>
          </table:table-cell>
          <table:table-cell office:value-type="string">
            <text:p>70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mesan, Shredded</text:p>
          </table:table-cell>
          <table:table-cell office:value-type="string">
            <text:p>57 </text:p>
          </table:table-cell>
          <table:table-cell office:value-type="string">
            <text:p>220 </text:p>
          </table:table-cell>
          <table:table-cell office:value-type="string">
            <text:p>150 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45">
            <text:p>45</text:p>
          </table:table-cell>
          <table:table-cell office:value-type="float" office:value="610">
            <text:p>61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0 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rovolone Cheese</text:p>
          </table:table-cell>
          <table:table-cell office:value-type="string">
            <text:p>71 </text:p>
          </table:table-cell>
          <table:table-cell office:value-type="string">
            <text:p>250 </text:p>
          </table:table-cell>
          <table:table-cell office:value-type="string">
            <text:p>180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0.5">
            <text:p>0.5</text:p>
          </table:table-cell>
          <table:table-cell office:value-type="float" office:value="75">
            <text:p>75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 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hicken</text:p>
          </table:table-cell>
          <table:table-cell office:value-type="string">
            <text:p>142 </text:p>
          </table:table-cell>
          <table:table-cell office:value-type="string">
            <text:p>200 </text:p>
          </table:table-cell>
          <table:table-cell office:value-type="string">
            <text:p>60 </text:p>
          </table:table-cell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40">
            <text:p>104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0 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horizo*</text:p>
          </table:table-cell>
          <table:table-cell office:value-type="string">
            <text:p>142 </text:p>
          </table:table-cell>
          <table:table-cell office:value-type="string">
            <text:p>130 </text:p>
          </table:table-cell>
          <table:table-cell office:value-type="string">
            <text:p>50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string">
            <text:p>0 </text:p>
          </table:table-cell>
          <table:table-cell office:value-type="string">
            <text:p>1 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Garlic*</text:p>
          </table:table-cell>
          <table:table-cell office:value-type="string">
            <text:p>35 </text:p>
          </table:table-cell>
          <table:table-cell office:value-type="string">
            <text:p>50 </text:p>
          </table:table-cell>
          <table:table-cell office:value-type="string">
            <text:p>0 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1 </text:p>
          </table:table-cell>
          <table:table-cell office:value-type="string">
            <text:p>0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reen Chile Pepper*</text:p>
          </table:table-cell>
          <table:table-cell office:value-type="string">
            <text:p>85 </text:p>
          </table:table-cell>
          <table:table-cell office:value-type="string">
            <text:p>15 </text:p>
          </table:table-cell>
          <table:table-cell office:value-type="string">
            <text:p>0 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3 </text:p>
          </table:table-cell>
          <table:table-cell office:value-type="string">
            <text:p>2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een Pepper</text:p>
          </table:table-cell>
          <table:table-cell office:value-type="string">
            <text:p>85 </text:p>
          </table:table-cell>
          <table:table-cell office:value-type="string">
            <text:p>15 </text:p>
          </table:table-cell>
          <table:table-cell office:value-type="string">
            <text:p>0 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1 </text:p>
          </table:table-cell>
          <table:table-cell office:value-type="string">
            <text:p>2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m</text:p>
          </table:table-cell>
          <table:table-cell office:value-type="string">
            <text:p>94 </text:p>
          </table:table-cell>
          <table:table-cell office:value-type="string">
            <text:p>120 </text:p>
          </table:table-cell>
          <table:table-cell office:value-type="string">
            <text:p>50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360">
            <text:p>136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 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Jalapenos</text:p>
          </table:table-cell>
          <table:table-cell office:value-type="string">
            <text:p>85 </text:p>
          </table:table-cell>
          <table:table-cell office:value-type="string">
            <text:p>25 </text:p>
          </table:table-cell>
          <table:table-cell office:value-type="string">
            <text:p>5 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5">
            <text:p>5</text:p>
          </table:table-cell>
          <table:table-cell office:value-type="string">
            <text:p>2 </text:p>
          </table:table-cell>
          <table:table-cell office:value-type="string">
            <text:p>5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shroom</text:p>
          </table:table-cell>
          <table:table-cell office:value-type="string">
            <text:p>142 </text:p>
          </table:table-cell>
          <table:table-cell office:value-type="string">
            <text:p>30 </text:p>
          </table:table-cell>
          <table:table-cell office:value-type="string">
            <text:p>0 </text:p>
          </table:table-cell>
          <table:table-cell table:number-columns-repeated="4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1 </text:p>
          </table:table-cell>
          <table:table-cell office:value-type="string">
            <text:p>0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live, Black</text:p>
          </table:table-cell>
          <table:table-cell office:value-type="string">
            <text:p>85 </text:p>
          </table:table-cell>
          <table:table-cell office:value-type="string">
            <text:p>150 </text:p>
          </table:table-cell>
          <table:table-cell office:value-type="string">
            <text:p>130 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3">
            <text:p>3</text:p>
          </table:table-cell>
          <table:table-cell office:value-type="string">
            <text:p>3 </text:p>
          </table:table-cell>
          <table:table-cell office:value-type="string">
            <text:p>0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live, Green*</text:p>
          </table:table-cell>
          <table:table-cell office:value-type="string">
            <text:p>85 </text:p>
          </table:table-cell>
          <table:table-cell office:value-type="string">
            <text:p>150 </text:p>
          </table:table-cell>
          <table:table-cell office:value-type="string">
            <text:p>130 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870">
            <text:p>1870</text:p>
          </table:table-cell>
          <table:table-cell office:value-type="float" office:value="3">
            <text:p>3</text:p>
          </table:table-cell>
          <table:table-cell office:value-type="string">
            <text:p>3 </text:p>
          </table:table-cell>
          <table:table-cell office:value-type="string">
            <text:p>0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nion</text:p>
          </table:table-cell>
          <table:table-cell office:value-type="string">
            <text:p>85 </text:p>
          </table:table-cell>
          <table:table-cell office:value-type="string">
            <text:p>25 </text:p>
          </table:table-cell>
          <table:table-cell office:value-type="string">
            <text:p>0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1 </text:p>
          </table:table-cell>
          <table:table-cell office:value-type="string">
            <text:p>0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pperoni</text:p>
          </table:table-cell>
          <table:table-cell office:value-type="string">
            <text:p>71 </text:p>
          </table:table-cell>
          <table:table-cell office:value-type="string">
            <text:p>320 </text:p>
          </table:table-cell>
          <table:table-cell office:value-type="string">
            <text:p>250 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65">
            <text:p>65</text:p>
          </table:table-cell>
          <table:table-cell office:value-type="float" office:value="1370">
            <text:p>1370</text:p>
          </table:table-cell>
          <table:table-cell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1 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epperoni, Extra Large</text:p>
          </table:table-cell>
          <table:table-cell office:value-type="string">
            <text:p>75 </text:p>
          </table:table-cell>
          <table:table-cell office:value-type="string">
            <text:p>360 </text:p>
          </table:table-cell>
          <table:table-cell office:value-type="string">
            <text:p>290 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270">
            <text:p>1270</text:p>
          </table:table-cell>
          <table:table-cell office:value-type="float" office:value="1">
            <text:p>1</text:p>
          </table:table-cell>
          <table:table-cell office:value-type="string">
            <text:p>0 </text:p>
          </table:table-cell>
          <table:table-cell office:value-type="string">
            <text:p>1 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hilly Steak</text:p>
          </table:table-cell>
          <table:table-cell office:value-type="string">
            <text:p>99 </text:p>
          </table:table-cell>
          <table:table-cell office:value-type="string">
            <text:p>120 </text:p>
          </table:table-cell>
          <table:table-cell office:value-type="string">
            <text:p>40 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690">
            <text:p>690</text:p>
          </table:table-cell>
          <table:table-cell office:value-type="float" office:value="3">
            <text:p>3</text:p>
          </table:table-cell>
          <table:table-cell office:value-type="string">
            <text:p>0 </text:p>
          </table:table-cell>
          <table:table-cell office:value-type="string">
            <text:p>2 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ineapple</text:p>
          </table:table-cell>
          <table:table-cell office:value-type="string">
            <text:p>142 </text:p>
          </table:table-cell>
          <table:table-cell office:value-type="string">
            <text:p>90 </text:p>
          </table:table-cell>
          <table:table-cell office:value-type="string">
            <text:p>0 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string">
            <text:p>1 </text:p>
          </table:table-cell>
          <table:table-cell office:value-type="string">
            <text:p>21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d Pepper, Roasted</text:p>
          </table:table-cell>
          <table:table-cell office:value-type="string">
            <text:p>85 </text:p>
          </table:table-cell>
          <table:table-cell office:value-type="string">
            <text:p>15 </text:p>
          </table:table-cell>
          <table:table-cell office:value-type="string">
            <text:p>0 </text:p>
          </table:table-cell>
          <table:table-cell table:number-columns-repeated="4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string">
            <text:p>1 </text:p>
          </table:table-cell>
          <table:table-cell office:value-type="string">
            <text:p>2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lami</text:p>
          </table:table-cell>
          <table:table-cell office:value-type="string">
            <text:p>75 </text:p>
          </table:table-cell>
          <table:table-cell office:value-type="string">
            <text:p>290 </text:p>
          </table:table-cell>
          <table:table-cell office:value-type="string">
            <text:p>220 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270">
            <text:p>1270</text:p>
          </table:table-cell>
          <table:table-cell office:value-type="float" office:value="2">
            <text:p>2</text:p>
          </table:table-cell>
          <table:table-cell office:value-type="string">
            <text:p>0 </text:p>
          </table:table-cell>
          <table:table-cell office:value-type="string">
            <text:p>2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Sausage, Italian</text:p>
          </table:table-cell>
          <table:table-cell office:value-type="string">
            <text:p>142 </text:p>
          </table:table-cell>
          <table:table-cell office:value-type="string">
            <text:p>500 </text:p>
          </table:table-cell>
          <table:table-cell office:value-type="string">
            <text:p>380 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470">
            <text:p>1470</text:p>
          </table:table-cell>
          <table:table-cell office:value-type="float" office:value="13">
            <text:p>13</text:p>
          </table:table-cell>
          <table:table-cell office:value-type="string">
            <text:p>0 </text:p>
          </table:table-cell>
          <table:table-cell office:value-type="string">
            <text:p>6 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ausage, Sliced Italian</text:p>
          </table:table-cell>
          <table:table-cell office:value-type="string">
            <text:p>119 </text:p>
          </table:table-cell>
          <table:table-cell office:value-type="string">
            <text:p>390 </text:p>
          </table:table-cell>
          <table:table-cell office:value-type="string">
            <text:p>310 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 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pinach</text:p>
          </table:table-cell>
          <table:table-cell office:value-type="string">
            <text:p>57 </text:p>
          </table:table-cell>
          <table:table-cell office:value-type="string">
            <text:p>15 </text:p>
          </table:table-cell>
          <table:table-cell office:value-type="string">
            <text:p>0 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1 </text:p>
          </table:table-cell>
          <table:table-cell office:value-type="string">
            <text:p>0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omato</text:p>
          </table:table-cell>
          <table:table-cell office:value-type="string">
            <text:p>142 </text:p>
          </table:table-cell>
          <table:table-cell office:value-type="string">
            <text:p>30 </text:p>
          </table:table-cell>
          <table:table-cell office:value-type="string">
            <text:p>0 </text:p>
          </table:table-cell>
          <table:table-cell table:number-columns-repeated="4"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7">
            <text:p>7</text:p>
          </table:table-cell>
          <table:table-cell office:value-type="string">
            <text:p>3 </text:p>
          </table:table-cell>
          <table:table-cell office:value-type="string">
            <text:p>4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ing Sauce</text:p>
          </table:table-cell>
          <table:table-cell office:value-type="string">
            <text:p>43 </text:p>
          </table:table-cell>
          <table:table-cell office:value-type="string">
            <text:p>15 </text:p>
          </table:table-cell>
          <table:table-cell office:value-type="string">
            <text:p>0 </text:p>
          </table:table-cell>
          <table:table-cell table:number-columns-repeated="4" office:value-type="float" office:value="0">
            <text:p>0</text:p>
          </table:table-cell>
          <table:table-cell office:value-type="float" office:value="1380">
            <text:p>138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1 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0">07/30/2010</text:date>, <text:time>15:5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ren </meta:initial-creator>
    <meta:creation-date>2010-07-30T10:55:57</meta:creation-date>
    <dc:date>2010-07-30T15:57:28</dc:date>
    <dc:creator>Darren </dc:creator>
    <meta:editing-duration>PT04H46M21S</meta:editing-duration>
    <meta:editing-cycles>3</meta:editing-cycles>
    <meta:generator>OpenOffice.org/3.2$Unix OpenOffice.org_project/320m12$Build-9483</meta:generator>
    <meta:document-statistic meta:table-count="3" meta:cell-count="416" meta:object-count="0"/>
  </office:meta>
</office:document-meta>
</file>